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language="ru" fo:country="RU" fo:font-weight="normal" officeooo:rsid="003d3efb" officeooo:paragraph-rsid="003d3efb" fo:background-color="transparent" style:font-weight-asian="normal" style:font-weight-complex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language="ru" fo:country="RU" fo:font-weight="normal" officeooo:rsid="003d3efb" officeooo:paragraph-rsid="003d3efb" fo:background-color="#ffff00" style:font-weight-asian="normal" style:font-weight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language="ru" fo:country="RU" fo:font-weight="normal" officeooo:rsid="003fbde9" officeooo:paragraph-rsid="003fbde9" fo:background-color="transparent" style:font-weight-asian="normal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3dd895" fo:background-color="#ffff00" loext:char-shading-value="0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3fb960"/>
    </style:style>
    <style:style style:name="T5" style:family="text">
      <style:text-properties fo:language="en" fo:country="US" officeooo:rsid="00400631"/>
    </style:style>
    <style:style style:name="T6" style:family="text">
      <style:text-properties officeooo:rsid="004001a7"/>
    </style:style>
    <style:style style:name="T7" style:family="text">
      <style:text-properties officeooo:rsid="004006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от почему в наше время лучше сразу устраиваться на middle ...</text:p>
      <text:p text:style-name="P1"/>
      <text:p text:style-name="P1">👋 Многие знают, что сейчас нереальная конкуренция на Junior вакансии и пробиться без опыта даже на собеседование очень сложно и поэтому лучше сразу устраиваться на Middle позицию. Собесы на мидла зачастую даже легче, чем у джунов, а ЗП гораздо выше.</text:p>
      <text:p text:style-name="P1"/>
      <text:p text:style-name="P1">Чтобы это сделать, придется:</text:p>
      <text:p text:style-name="P1">✅ написать в резюме 3 - 3,5 года опыта (<text:span text:style-name="T4">HR</text:span> могут автоматически отказывать тем у кого менее 3 лет опыта)</text:p>
      <text:p text:style-name="P1">✅ расписать продающее резюме, легенду, понимать процессы работы в команде</text:p>
      <text:p text:style-name="P1">✅ уверенно изучить нужный стек технологий, теорию и подготовиться к собесам</text:p>
      <text:p text:style-name="P1"/>
      <text:p text:style-name="P1">Задачи на работе</text:p>
      <text:p text:style-name="P1">Задачи джунов и мидлов могут могут почти не отличаться, также на большинстве проектов не будет каких-то супер-сложных нетривиальных задач, в основном это задачи по типу: отправить или получить данные с бэка положить в стейт, отрисовать эти данные, создать форму с валидациями и тд.</text:p>
      <text:p text:style-name="P1">Даже если встретится что-то не знакомое, то большинство решений похожих задач и примеров, можно найти в гугле, ютубе, гпт, на stackoverflow + есть кодовая база проекта, где можно смотреть примеры реализации похожего функционала. Ну и конечно нужно быть готовым к тому что первое время придется поработать по 10-12 часов в день</text:p>
      <text:p text:style-name="P1"/>
      <text:p text:style-name="P1">Также у вас будет испытательный срок 1-3 месяца. В это время скорее всего вам будут давать задачки по типу: пофиксить баг, поменять цвет кнопки и за этот период можно будет: </text:p>
      <text:p text:style-name="P1">- разобраться в кодовой базе проекта;</text:p>
      <text:p text:style-name="P1">- посмотреть как пишут код другие разработчики;</text:p>
      <text:p text:style-name="P1">- изучить технологии, которые используются на проекте;</text:p>
      <text:p text:style-name="P1"/>
      <text:p text:style-name="P1">Конечно необходимо изучить нужный стек на уверенном уровне и практиковаться в написании кода, чтобы вы могли закрывать рутинные задачи и не подставляли коллег.</text:p>
      <text:p text:style-name="P1">(Если ты без проблем можешь написать каталог товаров с пагинацией, фильтрами и поиском на react + redux-toolkit + typescript взаимодействующий с бэком, то возможно уже можно начать откликаться)</text:p>
      <text:p text:style-name="P1"/>
      <text:p text:style-name="P1">В худшем случае</text:p>
      <text:p text:style-name="P1">Работодателю также не выгодно вас увольнять, но если это случится, то за эти 2-3 месяца вы получите больше опыта, чем за год самостоятельного обучения, неплохую ЗП,  поймете принципы работы в команде, исправите свои ошибки и без проблем устроитесь на другое место работы</text:p>
      <text:p text:style-name="P1"/>
      <text:p text:style-name="P1">Помощь в трудоустройстве (https://goo.su/uyMiVXV) | Отзывы (https://t.me/mishaMentoring)</text:p>
      <text:p text:style-name="P2"/>
      <text:p text:style-name="P1"><text:span text:style-name="T1">Группы телеграм: </text:span><text:a xlink:type="simple" xlink:href="https://github.com/goq/telegram-list" text:style-name="Internet_20_link" text:visited-style-name="Visited_20_Internet_20_Link"><text:span text:style-name="T1">https://github.com/goq/telegram-list</text:span></text:a></text:p>
      <text:p text:style-name="P2"/>
      <text:p text:style-name="P1"><text:span text:style-name="T2">Ва</text:span><text:span text:style-name="T1">кансии на Хабр: </text:span><text:a xlink:type="simple" xlink:href="https://career.habr.com/vacancies?q=react&amp;qid=1&amp;type=all" text:style-name="Internet_20_link" text:visited-style-name="Visited_20_Internet_20_Link"><text:span text:style-name="T1">https://career.habr.com/vacancies?q=react&amp;qid=1&amp;type=all</text:span></text:a></text:p>
      <text:p text:style-name="P1"/>
      <text:p text:style-name="P3">________________________________________________________________________________</text:p>
      <text:p text:style-name="P3"/>
      <text:p text:style-name="P3"/>
      <text:p text:style-name="P3"/>
      <text:p text:style-name="P3"/>
      <text:p text:style-name="P3"/>
      <text:p text:style-name="P3"><text:soft-page-break/>1) Сколько время занимает <text:span text:style-name="T6">стажировка, подробнее как проходит</text:span>? <text:span text:style-name="T7">С </text:span><text:span text:style-name="T5">hr </text:span><text:span text:style-name="T7">как общаться?</text:span></text:p>
      <text:p text:style-name="P3">2) Про трудоустроиство — советы по работе: <text:span text:style-name="T3">gpt </text:span>пользоваться, если не успеаю, какие софт скилы чтобы проити испытался</text:p>
      <text:p text:style-name="P3">3) Как торговаться</text:p>
      <text:p text:style-name="P3">4) В процессе работы собеситься постоянно? Навыки <text:span text:style-name="T3">js </text:span>не терять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0:51:51.382000000</meta:creation-date>
    <dc:date>2024-12-13T15:28:45.364000000</dc:date>
    <meta:editing-duration>PT10H32M23S</meta:editing-duration>
    <meta:editing-cycles>42</meta:editing-cycles>
    <meta:generator>LibreOffice/7.5.2.2$Windows_X86_64 LibreOffice_project/53bb9681a964705cf672590721dbc85eb4d0c3a2</meta:generator>
    <meta:print-date>2024-06-14T15:46:54.227000000</meta:print-date>
    <meta:document-statistic meta:table-count="0" meta:image-count="0" meta:object-count="0" meta:page-count="2" meta:paragraph-count="25" meta:word-count="396" meta:character-count="2734" meta:non-whitespace-character-count="2360"/>
  </office:meta>
</office:document-meta>
</file>